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paragraph-properties fo:margin-top="0cm" fo:margin-bottom="0cm" loext:contextual-spacing="false"/>
    </style:style>
    <style:style style:name="P3" style:family="paragraph" style:parent-style-name="Quotations" style:list-style-name="L1"/>
    <style:style style:name="P4" style:family="paragraph" style:parent-style-name="Quotations" style:list-style-name="L1">
      <style:paragraph-properties fo:margin-top="0cm" fo:margin-bottom="0cm" loext:contextual-spacing="false"/>
    </style:style>
    <style:style style:name="P5" style:family="paragraph" style:parent-style-name="Preformatted_20_Text">
      <style:paragraph-properties fo:margin-left="1cm" fo:margin-right="1cm" fo:text-indent="0cm" style:auto-text-indent="false"/>
    </style:style>
    <style:style style:name="P6" style:family="paragraph" style:parent-style-name="Preformatted_20_Text">
      <style:paragraph-properties fo:margin-left="1cm" fo:margin-right="1cm" fo:margin-top="0cm" fo:margin-bottom="0.499cm" loext:contextual-spacing="false" fo:text-indent="0cm" style:auto-text-indent="false"/>
    </style:style>
    <style:style style:name="P7" style:family="paragraph" style:parent-style-name="Preformatted_20_Text">
      <style:paragraph-properties fo:margin-top="0cm" fo:margin-bottom="0.499cm" loext:contextual-spacing="false"/>
    </style:style>
    <style:style style:name="T1" style:family="text">
      <style:text-properties style:font-name="MathJax Math"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variables-and-some-arithmetic"/>Variables and Some Arithmetic</text:h>
      <text:p text:style-name="Quotations">One of the most important features of any programming language is its ability to manipulate variables. A variable is just a name that refers to a value; you can think of a variable as a box that stores a piece of data.</text:p>
      <text:p text:style-name="Quotations">In <text:bookmark text:name="term-698"/><text:a xlink:type="simple" xlink:href="http://rosalind.info/glossary/python/" text:style-name="Internet_20_link" text:visited-style-name="Visited_20_Internet_20_Link">Python</text:a>, the basic data types are strings and numbers. There are two types of numbers: integers (both positive and negative) and floats (fractional numbers with a decimal point). You can assign numbers to variables very easily. Try running the following program:</text:p>
      <text:p text:style-name="P5">a = 324</text:p>
      <text:p text:style-name="P5">b = 24</text:p>
      <text:p text:style-name="P5">c = a - b</text:p>
      <text:p text:style-name="P6">print 'a - b is', c</text:p>
      <text:p text:style-name="Quotations">In the above code, a, b, and c are all integers, and 'a - b is' is a string. The result of this program is to print:</text:p>
      <text:p text:style-name="P6">a - b is 300</text:p>
      <text:p text:style-name="Quotations">You can now use all common arithmetic operations involving numbers:</text:p>
      <text:list xml:id="list4815057341095964952" text:style-name="L1">
        <text:list-item>
          <text:p text:style-name="P4">Addition: <text:span text:style-name="Source_20_Text">2 + 3 == 5</text:span> </text:p>
        </text:list-item>
        <text:list-item>
          <text:p text:style-name="P4">Subtraction: <text:span text:style-name="Source_20_Text">5 - 2 == 3</text:span> </text:p>
        </text:list-item>
        <text:list-item>
          <text:p text:style-name="P4">Multiplication: <text:span text:style-name="Source_20_Text">3 * 4 == 12</text:span> </text:p>
        </text:list-item>
        <text:list-item>
          <text:p text:style-name="P4">Division: <text:span text:style-name="Source_20_Text">15 / 3 == 5</text:span> </text:p>
        </text:list-item>
        <text:list-item>
          <text:p text:style-name="P4">Division remainder: <text:span text:style-name="Source_20_Text">18 % 5 == 3</text:span> </text:p>
        </text:list-item>
        <text:list-item>
          <text:p text:style-name="P3">Exponentiation: <text:span text:style-name="Source_20_Text">2 ** 3 == 8</text:span> </text:p>
        </text:list-item>
      </text:list>
      <text:p text:style-name="Quotations">It is important to note that if you try to divide two integers, <text:bookmark text:name="term-6981"/><text:a xlink:type="simple" xlink:href="http://rosalind.info/glossary/python/" text:style-name="Internet_20_link" text:visited-style-name="Visited_20_Internet_20_Link">Python</text:a> always rounds <text:span text:style-name="Emphasis">down</text:span> the result (so <text:span text:style-name="Source_20_Text">18/5 == 3</text:span>).</text:p>
      <text:p text:style-name="Quotations">To obtain a precise result for this division, you need to indicate floating point division; either of the following expressions results in a "float" data type: <text:span text:style-name="Source_20_Text">18.0/5 == 3.6</text:span> or <text:span text:style-name="Source_20_Text">float(18)/5 == 3.6</text:span></text:p>
      <text:p text:style-name="Quotations">In <text:bookmark text:name="term-6983"/><text:a xlink:type="simple" xlink:href="http://rosalind.info/glossary/python/" text:style-name="Internet_20_link" text:visited-style-name="Visited_20_Internet_20_Link">Python</text:a>, the single equals sign (<text:span text:style-name="Source_20_Text">=</text:span>) means "assign a value to a variable". For example, <text:span text:style-name="Source_20_Text">a = 3</text:span> assigns 3 to the integer a. In order to denote equality, <text:bookmark text:name="term-6982"/><text:a xlink:type="simple" xlink:href="http://rosalind.info/glossary/python/" text:style-name="Internet_20_link" text:visited-style-name="Visited_20_Internet_20_Link">Python</text:a> uses the double equals sign (<text:span text:style-name="Source_20_Text">==</text:span>).</text:p>
      <text:p text:style-name="Quotations">In <text:bookmark text:name="term-6984"/><text:a xlink:type="simple" xlink:href="http://rosalind.info/glossary/python/" text:style-name="Internet_20_link" text:visited-style-name="Visited_20_Internet_20_Link">Python</text:a>, a string is an ordered sequence of letters, numbers and other characters. You can create string variables just like you did with :</text:p>
      <text:p text:style-name="P5">a = "Hello"</text:p>
      <text:p text:style-name="P6">b = "World"</text:p>
      <text:p text:style-name="Quotations">Notice that the string must be surrounded by " or ' (but not a mix of both). You can use quotes inside the string, as long as you use the opposite type of quotes to surround the string, e.g., <text:span text:style-name="Source_20_Text">a = "Monty Python's Flying Circus"</text:span> or <text:span text:style-name="Source_20_Text">b = 'Project "Rosalind"'</text:span>.</text:p>
      <text:p text:style-name="Quotations"><text:soft-page-break/>String operations differ slightly from operations on numbers:</text:p>
      <text:p text:style-name="P5">a = 'Rosalind'</text:p>
      <text:p text:style-name="P5">b = 'Franklin'</text:p>
      <text:p text:style-name="P5">c = '!'</text:p>
      <text:p text:style-name="P6">print a + ' ' + b + c*3</text:p>
      <text:p text:style-name="Quotations">Output:</text:p>
      <text:p text:style-name="P6">Rosalind Franklin!!!</text:p>
      <text:h text:style-name="Heading_20_2" text:outline-level="2"><text:bookmark text:name="problem"/>Problem</text:h>
      <text:p text:style-name="Text_20_body">Given: Two positive integers <text:bookmark text:name="MathJax-Element-1-Frame"/><text:bookmark text:name="MathJax-Span-1"/><text:bookmark text:name="MathJax-Span-2"/><text:bookmark text:name="MathJax-Span-3"/><text:span text:style-name="T1">a</text:span></text:p>
      <text:p text:style-name="Text_20_body">and <text:bookmark text:name="MathJax-Element-2-Frame"/><text:bookmark text:name="MathJax-Span-4"/><text:bookmark text:name="MathJax-Span-5"/><text:bookmark text:name="MathJax-Span-6"/><text:span text:style-name="T1">b</text:span></text:p>
      <text:p text:style-name="Text_20_body">, each less than 1000.</text:p>
      <text:p text:style-name="Text_20_body">Return: The integer corresponding to the square of the hypotenuse of the right triangle whose legs have lengths <text:bookmark text:name="MathJax-Element-3-Frame"/><text:bookmark text:name="MathJax-Span-7"/><text:bookmark text:name="MathJax-Span-8"/><text:bookmark text:name="MathJax-Span-9"/><text:span text:style-name="T1">a</text:span></text:p>
      <text:p text:style-name="Text_20_body">and <text:bookmark text:name="MathJax-Element-4-Frame"/><text:bookmark text:name="MathJax-Span-10"/><text:bookmark text:name="MathJax-Span-11"/><text:bookmark text:name="MathJax-Span-12"/><text:span text:style-name="T1">b</text:span></text:p>
      <text:p text:style-name="Text_20_body">.</text:p>
      <text:p text:style-name="Text_20_body"><text:span text:style-name="Strong_20_Emphasis">Notes</text:span>:</text:p>
      <text:list xml:id="list8613635243479003575" text:style-name="L2">
        <text:list-item>
          <text:p text:style-name="P2">The dataset changes every time you click "Download dataset". </text:p>
        </text:list-item>
        <text:list-item>
          <text:p text:style-name="P1">We check only your final answer to the <text:span text:style-name="Emphasis">downloaded</text:span> dataset in the box below, not your code itself. If you would like to provide your code as well, you may use the upload tool. Please also note that the correct answer to this problem will not in general be 34; it is simply an example of what you should return in the specific case that the legs of the triangle have length 3 and 5. </text:p>
        </text:list-item>
      </text:list>
      <text:h text:style-name="Heading_20_2" text:outline-level="2"><text:bookmark text:name="sample-dataset"/>Sample Dataset</text:h>
      <text:p text:style-name="P7">3 5</text:p>
      <text:h text:style-name="Heading_20_2" text:outline-level="2"><text:bookmark text:name="sample-output"/>Sample Output</text:h>
      <text:p text:style-name="P7">3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39:55.022000000</meta:creation-date>
    <dc:date>2016-11-06T12:41:09.488000000</dc:date>
    <meta:editing-duration>PT1M17S</meta:editing-duration>
    <meta:editing-cycles>1</meta:editing-cycles>
    <meta:document-statistic meta:table-count="0" meta:image-count="0" meta:object-count="0" meta:page-count="2" meta:paragraph-count="44" meta:word-count="522" meta:character-count="2642" meta:non-whitespace-character-count="2164"/>
    <meta:generator>LibreOffice/5.1.5.2$Windows_x86 LibreOffice_project/7a864d8825610a8c07cfc3bc01dd4fce6a9447e5</meta:generator>
  </office:meta>
</office:document-meta>
</file>